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sic bulleted list with structure, font Times new roman </text:p>
      <text:list xml:id="list3422276077067373549" text:style-name="L1">
        <text:list-item>
          <text:p text:style-name="P1">one</text:p>
          <text:list>
            <text:list-item>
              <text:p text:style-name="P1">one one </text:p>
              <text:list>
                <text:list-item>
                  <text:p text:style-name="P1">one one one</text:p>
                </text:list-item>
                <text:list-item>
                  <text:p text:style-name="P1">one one two</text:p>
                </text:list-item>
                <text:list-item>
                  <text:p text:style-name="P1">one one three</text:p>
                </text:list-item>
              </text:list>
            </text:list-item>
            <text:list-item>
              <text:p text:style-name="P1">one two</text:p>
              <text:list>
                <text:list-item>
                  <text:p text:style-name="P1">one two one</text:p>
                </text:list-item>
              </text:list>
            </text:list-item>
            <text:list-item>
              <text:p text:style-name="P1">one three</text:p>
              <text:list>
                <text:list-item>
                  <text:p text:style-name="P1">one three one</text:p>
                </text:list-item>
              </text:list>
            </text:list-item>
          </text:list>
        </text:list-item>
        <text:list-item>
          <text:p text:style-name="P1">two</text:p>
          <text:list>
            <text:list-item>
              <text:p text:style-name="P1">two one</text:p>
              <text:list>
                <text:list-item>
                  <text:p text:style-name="P1">two one one</text:p>
                </text:list-item>
              </text:list>
            </text:list-item>
            <text:list-item>
              <text:p text:style-name="P1">two two</text:p>
              <text:list>
                <text:list-item>
                  <text:p text:style-name="P1">two two one</text:p>
                </text:list-item>
                <text:list-item>
                  <text:p text:style-name="P1">two two two</text:p>
                </text:list-item>
                <text:list-item>
                  <text:p text:style-name="P1">two two three</text:p>
                </text:list-item>
              </text:list>
            </text:list-item>
            <text:list-item>
              <text:p text:style-name="P1">two three</text:p>
            </text:list-item>
          </text:list>
        </text:list-item>
      </text:list>
      <text:p text:style-name="Standard">Basic bulleted list with structure, font Times new roma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OpenSymbol" svg:font-family="OpenSymbol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álne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WenQuanYi Micro Hei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4T18:26:25</dc:date>
    <meta:generator>OpenOffice/4.0.0$Unix OpenOffice.org_project/400m3$Build-9702</meta:generator>
    <meta:editing-duration>PT2M10S</meta:editing-duration>
    <meta:editing-cycles>5</meta:editing-cycles>
    <dc:creator>Miloš Šrámek</dc:creator>
    <meta:document-statistic meta:table-count="0" meta:image-count="0" meta:object-count="0" meta:page-count="1" meta:paragraph-count="19" meta:word-count="76" meta:character-count="289"/>
  </office:meta>
</office:document-meta>
</file>